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3" style:family="paragraph" style:parent-style-name="Standard">
      <style:text-properties style:text-line-through-style="solid"/>
    </style:style>
    <style:style style:name="P14" style:family="paragraph" style:parent-style-name="Text_20_body" style:list-style-name="L1">
      <style:paragraph-properties fo:margin-left="0cm" fo:margin-right="0cm" fo:margin-top="0cm" fo:margin-bottom="0cm" fo:text-indent="0cm" style:auto-text-indent="false" fo:padding="0cm" fo:border="none"/>
    </style:style>
    <style:style style:name="P1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20"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9" text:outline-level="3">15a. Consider page numbers and curly quotes.</text:h>
      <text:p text:style-name="P1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text:soft-page-break/></text:p>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text:soft-page-break/>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oft-page-break/><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oft-page-break/><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2673896905459899643" text:style-name="L1">
        <text:list-item>
          <text:p text:style-name="P14"><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5">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5">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oft-page-break/><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20"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6">div.tnotes {background-color: #eeeeee; border: 1px solid black; padding: 1em;} </text:p>
      <text:p text:style-name="P8">.covernote {visibility: hidden; display: none;} </text:p>
      <text:p text:style-name="P8">@media handheld {</text:p>
      <text:p text:style-name="P9"><text:s text:c="2"/><text:span text:style-name="T9">.covernote {visibility: visible; display: block;} </text:span></text:p>
      <text:p text:style-name="P11">} </text:p>
      <text:p text:style-name="P5">It may be that your main TN is at the end of the book, and the epub cover TN is the only one that is required at the front. In this case, you can use the covernote class on the whole div (immediately after &lt;body&gt;), as follows.</text:p>
      <text:p text:style-name="P7">&lt;div class="tnotes covernote"&gt; </text:p>
      <text:p text:style-name="P10"><text:s text:c="2"/><text:span text:style-name="T10">&lt;p&gt;The cover image was created by the transcriber and is placed in the public domain.&lt;/p&gt; </text:span></text:p>
      <text:p text:style-name="P12">&lt;/div&gt; </text:p>
      <text:p text:style-name="P5">However, if you have other notes that you want to appear at the front of the book, you will want the div to be displayed, but just the cover image paragraph hidden, something like this:</text:p>
      <text:p text:style-name="P7">&lt;div class="tnotes"&gt; </text:p>
      <text:p text:style-name="P10"><text:s text:c="2"/><text:span text:style-name="T10">&lt;p&gt;Transcriber's Notes&lt;/p&gt; </text:span></text:p>
      <text:p text:style-name="P10"><text:s text:c="2"/><text:span text:style-name="T10">&lt;p class="covernote"&gt;The cover image was created by the transcriber and is placed in the public domain.&lt;/p&gt; </text:span></text:p>
      <text:p text:style-name="P10"><text:s text:c="2"/><text:span text:style-name="T10">&lt;p&gt;Other information readers require before reading the book...&lt;/p&gt; </text:span></text:p>
      <text:p text:style-name="P12"><text:soft-page-break/>&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7696877"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text:soft-page-break/></text:p>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7:53:41.71</dc:date>
    <dc:creator>Gemma Wright</dc:creator>
    <meta:editing-duration>PT14H24M</meta:editing-duration>
    <meta:editing-cycles>30</meta:editing-cycles>
    <meta:generator>OpenOffice/4.0.1$Win32 OpenOffice.org_project/401m5$Build-9714</meta:generator>
    <meta:document-statistic meta:table-count="0" meta:image-count="0" meta:object-count="0" meta:page-count="12" meta:paragraph-count="312" meta:word-count="4940" meta:character-count="30373"/>
  </office:meta>
</office:document-meta>
</file>